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9.86pt" svg:height="600.83pt" svg:x="2.35pt" svg:y="194.26pt">
            <draw:object draw:notify-on-update-of-ranges="Sheet1.A2:Sheet1.A14 Sheet1.B1:Sheet1.B1 Sheet1.B2:Sheet1.B14 Sheet1.C1:Sheet1.C1 Sheet1.C2:Sheet1.C14 Sheet1.D1:Sheet1.D1 Sheet1.D2:Sheet1.D14 Sheet1.E1:Sheet1.E1 Sheet1.E2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With fastRELIC</text:p>
          </table:table-cell>
          <table:table-cell office:value-type="string" calcext:value-type="string">
            <text:p>With Euclidean</text:p>
          </table:table-cell>
          <table:table-cell office:value-type="string" calcext:value-type="string">
            <text:p>With Euclidean and fastRelic</text:p>
          </table:table-cell>
        </table:table-row>
        <table:table-row table:style-name="ro1">
          <table:table-cell office:value-type="string" calcext:value-type="string">
            <text:p>average_neighbour_degree</text:p>
          </table:table-cell>
          <table:table-cell office:value-type="float" office:value="1" calcext:value-type="float">
            <text:p>1</text:p>
          </table:table-cell>
          <table:table-cell office:value-type="float" office:value="0.984615384615385" calcext:value-type="float">
            <text:p>0.984615384615385</text:p>
          </table:table-cell>
          <table:table-cell office:value-type="float" office:value="0.969230769230769" calcext:value-type="float">
            <text:p>0.96923076923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weenness_centrality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646153846153846" calcext:value-type="float">
            <text:p>0.646153846153846</text:p>
          </table:table-cell>
          <table:table-cell office:value-type="float" office:value="0.584615384615385" calcext:value-type="float">
            <text:p>0.584615384615385</text:p>
          </table:table-cell>
          <table:table-cell office:value-type="float" office:value="0.661538461538462" calcext:value-type="float">
            <text:p>0.661538461538462</text:p>
          </table:table-cell>
        </table:table-row>
        <table:table-row table:style-name="ro1">
          <table:table-cell office:value-type="string" calcext:value-type="string">
            <text:p>closeness_centrality</text:p>
          </table:table-cell>
          <table:table-cell office:value-type="float" office:value="0.969230769230769" calcext:value-type="float">
            <text:p>0.969230769230769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92307692307692" calcext:value-type="float">
            <text:p>0.892307692307692</text:p>
          </table:table-cell>
          <table:table-cell office:value-type="float" office:value="0.784615384615385" calcext:value-type="float">
            <text:p>0.784615384615385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0.815384615384615" calcext:value-type="float">
            <text:p>0.815384615384615</text:p>
          </table:table-cell>
          <table:table-cell office:value-type="float" office:value="0.815384615384615" calcext:value-type="float">
            <text:p>0.815384615384615</text:p>
          </table:table-cell>
          <table:table-cell office:value-type="float" office:value="0.830769230769231" calcext:value-type="float">
            <text:p>0.830769230769231</text:p>
          </table:table-cell>
          <table:table-cell office:value-type="float" office:value="0.784615384615385" calcext:value-type="float">
            <text:p>0.784615384615385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float" office:value="0.630769230769231" calcext:value-type="float">
            <text:p>0.63076923076923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707692307692308" calcext:value-type="float">
            <text:p>0.707692307692308</text:p>
          </table:table-cell>
          <table:table-cell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float" office:value="0.8" calcext:value-type="float">
            <text:p>0.8</text:p>
          </table:table-cell>
          <table:table-cell office:value-type="float" office:value="0.830769230769231" calcext:value-type="float">
            <text:p>0.83076923076923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has_feedback_path</text:p>
          </table:table-cell>
          <table:table-cell office:value-type="float" office:value="0.415384615384615" calcext:value-type="float">
            <text:p>0.415384615384615</text:p>
          </table:table-cell>
          <table:table-cell office:value-type="float" office:value="0.276923076923077" calcext:value-type="float">
            <text:p>0.276923076923077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323076923076923" calcext:value-type="float">
            <text:p>0.323076923076923</text:p>
          </table:table-cell>
        </table:table-row>
        <table:table-row table:style-name="ro1">
          <table:table-cell office:value-type="string" calcext:value-type="string">
            <text:p>katz</text:p>
          </table:table-cell>
          <table:table-cell office:value-type="float" office:value="0.907692307692308" calcext:value-type="float">
            <text:p>0.907692307692308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92307692307692" calcext:value-type="float">
            <text:p>0.892307692307692</text:p>
          </table:table-cell>
          <table:table-cell office:value-type="float" office:value="0.830769230769231" calcext:value-type="float">
            <text:p>0.830769230769231</text:p>
          </table:table-cell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369230769230769" calcext:value-type="float">
            <text:p>0.36923076923076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float" office:value="0.630769230769231" calcext:value-type="float">
            <text:p>0.630769230769231</text:p>
          </table:table-cell>
          <table:table-cell office:value-type="float" office:value="0.615384615384615" calcext:value-type="float">
            <text:p>0.615384615384615</text:p>
          </table:table-cell>
          <table:table-cell table:number-columns-repeated="2" office:value-type="float" office:value="0.723076923076923" calcext:value-type="float">
            <text:p>0.723076923076923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float" office:value="0.907692307692308" calcext:value-type="float">
            <text:p>0.907692307692308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661538461538462" calcext:value-type="float">
            <text:p>0.661538461538462</text:p>
          </table:table-cell>
          <table:table-cell office:value-type="float" office:value="0.723076923076923" calcext:value-type="float">
            <text:p>0.723076923076923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076923</text:p>
          </table:table-cell>
        </table:table-row>
        <table:table-row table:style-name="ro1">
          <table:table-cell office:value-type="string" calcext:value-type="string">
            <text:p>fastRELIC</text:p>
          </table:table-cell>
          <table:table-cell office:value-type="float" office:value="0" calcext:value-type="float">
            <text:p>0</text:p>
          </table:table-cell>
          <table:table-cell office:value-type="float" office:value="0.892307692307692" calcext:value-type="float">
            <text:p>0.89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0.538461538461538" calcext:value-type="float">
            <text:p>0.538461538461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21:25:32.977379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3:05:51.076329599</meta:creation-date>
    <dc:date>2020-06-21T21:26:17.721608273</dc:date>
    <meta:editing-duration>PT7H10M27S</meta:editing-duration>
    <meta:editing-cycles>5</meta:editing-cycles>
    <meta:generator>LibreOffice/6.0.7.3$Linux_X86_64 LibreOffice_project/00m0$Build-3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24cm" svg:height="21.197cm" xlink:href=".." xlink:type="simple" chart:class="chart:bar" chart:style-name="ch1">
        <chart:legend chart:legend-position="end" svg:x="23.75cm" svg:y="9.552cm" style:legend-expansion="high" chart:style-name="ch2"/>
        <chart:plot-area chart:style-name="ch3" table:cell-range-address="Sheet1.A1:Sheet1.E14" chart:data-source-has-labels="both" svg:x="0.578cm" svg:y="0.423cm" svg:width="22.594cm" svg:height="20.351cm">
          <chartooo:coordinate-region svg:x="2.819cm" svg:y="0.423cm" svg:width="20.353cm" svg:height="16.721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series chart:style-name="ch9" chart:values-cell-range-address="Sheet1.D2:Sheet1.D14" chart:label-cell-address="Sheet1.D1:Sheet1.D1" chart:class="chart:bar">
            <chart:data-point chart:repeated="13"/>
          </chart:series>
          <chart:series chart:style-name="ch10" chart:values-cell-range-address="Sheet1.E2:Sheet1.E14" chart:label-cell-address="Sheet1.E1:Sheet1.E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With fastRELIC</text:p>
                <draw:g>
                  <svg:desc>Sheet1.C1:Sheet1.C1</svg:desc>
                </draw:g>
              </table:table-cell>
              <table:table-cell office:value-type="string">
                <text:p>With Euclidean</text:p>
                <draw:g>
                  <svg:desc>Sheet1.D1:Sheet1.D1</svg:desc>
                </draw:g>
              </table:table-cell>
              <table:table-cell office:value-type="string">
                <text:p>With Euclidean and fastRel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_neighbour_degree</text:p>
                <draw:g>
                  <svg:desc>Sheet1.A2:Sheet1.A14</svg:desc>
                </draw:g>
              </table:table-cell>
              <table:table-cell office:value-type="float" office:value="1">
                <text:p>1</text:p>
                <draw:g>
                  <svg:desc>Sheet1.B2:Sheet1.B14</svg:desc>
                </draw:g>
              </table:table-cell>
              <table:table-cell office:value-type="float" office:value="0.984615384615385">
                <text:p>0.984615384615385</text:p>
                <draw:g>
                  <svg:desc>Sheet1.C2:Sheet1.C14</svg:desc>
                </draw:g>
              </table:table-cell>
              <table:table-cell office:value-type="float" office:value="0.969230769230769">
                <text:p>0.969230769230769</text:p>
                <draw:g>
                  <svg:desc>Sheet1.D2:Sheet1.D14</svg:desc>
                </draw:g>
              </table:table-cell>
              <table:table-cell office:value-type="float" office:value="1">
                <text:p>1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betweenness_centrality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584615384615385">
                <text:p>0.584615384615385</text:p>
              </table:table-cell>
              <table:table-cell office:value-type="float" office:value="0.661538461538462">
                <text:p>0.661538461538462</text:p>
              </table:table-cell>
            </table:table-row>
            <table:table-row>
              <table:table-cell office:value-type="string">
                <text:p>closeness_centrality</text:p>
              </table:table-cell>
              <table:table-cell office:value-type="float" office:value="0.969230769230769">
                <text:p>0.969230769230769</text:p>
              </table:table-cell>
              <table:table-cell office:value-type="float" office:value="0.861538461538462">
                <text:p>0.861538461538462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0.784615384615385">
                <text:p>0.784615384615385</text:p>
              </table:table-cell>
            </table:table-row>
            <table:table-row>
              <table:table-cell office:value-type="string">
                <text:p>clustering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830769230769231">
                <text:p>0.830769230769231</text:p>
              </table:table-cell>
              <table:table-cell office:value-type="float" office:value="0.784615384615385">
                <text:p>0.784615384615385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0.630769230769231">
                <text:p>0.630769230769231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707692307692308">
                <text:p>0.707692307692308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degree_centrality</text:p>
              </table:table-cell>
              <table:table-cell office:value-type="float" office:value="0.8">
                <text:p>0.8</text:p>
              </table:table-cell>
              <table:table-cell office:value-type="float" office:value="0.830769230769231">
                <text:p>0.830769230769231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has_feedback_path</text:p>
              </table:table-cell>
              <table:table-cell office:value-type="float" office:value="0.415384615384615">
                <text:p>0.415384615384615</text:p>
              </table:table-cell>
              <table:table-cell office:value-type="float" office:value="0.276923076923077">
                <text:p>0.27692307692307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23076923076923">
                <text:p>0.323076923076923</text:p>
              </table:table-cell>
            </table:table-row>
            <table:table-row>
              <table:table-cell office:value-type="string">
                <text:p>katz</text:p>
              </table:table-cell>
              <table:table-cell office:value-type="float" office:value="0.907692307692308">
                <text:p>0.907692307692308</text:p>
              </table:table-cell>
              <table:table-cell office:value-type="float" office:value="0.861538461538462">
                <text:p>0.861538461538462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0.830769230769231">
                <text:p>0.830769230769231</text:p>
              </table:table-cell>
            </table:table-row>
            <table:table-row>
              <table:table-cell office:value-type="string">
                <text:p>load_centrality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outdegree</text:p>
              </table:table-cell>
              <table:table-cell office:value-type="float" office:value="0.630769230769231">
                <text:p>0.630769230769231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723076923076923">
                <text:p>0.723076923076923</text:p>
              </table:table-cell>
              <table:table-cell office:value-type="float" office:value="0.723076923076923">
                <text:p>0.723076923076923</text:p>
              </table:table-cell>
            </table:table-row>
            <table:table-row>
              <table:table-cell office:value-type="string">
                <text:p>pagerank</text:p>
              </table:table-cell>
              <table:table-cell office:value-type="float" office:value="0.907692307692308">
                <text:p>0.907692307692308</text:p>
              </table:table-cell>
              <table:table-cell office:value-type="float" office:value="0.861538461538462">
                <text:p>0.861538461538462</text:p>
              </table:table-cell>
              <table:table-cell office:value-type="float" office:value="0.661538461538462">
                <text:p>0.661538461538462</text:p>
              </table:table-cell>
              <table:table-cell office:value-type="float" office:value="0.723076923076923">
                <text:p>0.723076923076923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astRELIC</text:p>
              </table:table-cell>
              <table:table-cell office:value-type="float" office:value="0">
                <text:p>0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0">
                <text:p>0</text:p>
              </table:table-cell>
              <table:table-cell office:value-type="float" office:value="0.538461538461538">
                <text:p>0.538461538461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